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2LuwMaxValueIncrementer.Db2Luw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2LuwMaxValueIncrementer.Db2Luw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b2LuwMaxValueIncrementer.getSequenc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